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20:31:57.186384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4-29T21:00:23.600702374</dc:date>
    <meta:editing-duration>P4DT2H42M8S</meta:editing-duration>
    <meta:editing-cycles>309</meta:editing-cycles>
    <meta:generator>LibreOffice/5.2.6.2$Linux_X86_64 LibreOffice_project/20m0$Build-2</meta:generator>
    <meta:document-statistic meta:table-count="1" meta:cell-count="3590" meta:object-count="0"/>
  </office:meta>
</office:document-meta>
</file>